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31e" officeooo:paragraph-rsid="00096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e2abcc0b">This is Arial text.</text:span></text:p>
      <text:p text:style-name="Standard"/>
      <text:p text:style-name="Standard"><text:line-break/><text:span text:style-name="auto_31af25d5">This is Ubuntu tex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e2abcc0b" style:family="text" style:parent-style-name="Standard">
      <style:text-properties fo:font-size="12pt" style:font-name="Arial"/>
    </style:style>
    <style:style style:name="auto_31af25d5" style:family="text" style:parent-style-name="Standard">
      <style:text-properties fo:font-size="12pt" style:font-name="Ubuntu"/>
    </style:style>
    <office:font-face-decls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9:31:27.128675224</meta:creation-date>
    <dc:date>2025-05-05T19:32:25.757272178</dc:date>
    <meta:editing-duration>PT1M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4.2.7.2$Linux_X86_64 LibreOffice_project/420$Build-2</meta:generator>
  </office:meta>
</office:document-meta>
</file>